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menlo" svg:font-family="menlo, consolas, 'DejaVu Sans Mono', monospace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P1" style:family="paragraph" style:parent-style-name="Standard" style:master-page-name="">
      <style:paragraph-properties fo:line-height="150%" fo:text-align="center" style:justify-single-word="false" style:page-number="auto" style:shadow="none"/>
      <style:text-properties style:font-name="Arial" fo:font-weight="normal" officeooo:rsid="001b3744" officeooo:paragraph-rsid="001b3744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 style:shadow="none"/>
      <style:text-properties style:font-name="Arial" fo:font-weight="normal" officeooo:rsid="001b3744" officeooo:paragraph-rsid="001b3744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 style:shadow="none"/>
      <style:text-properties style:font-name="Arial" fo:font-weight="normal" officeooo:rsid="001b3744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 style:shadow="none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 style:shadow="none"/>
      <style:text-properties style:font-name="Arial" fo:font-size="28pt" fo:font-weight="bold" officeooo:rsid="001b3744" officeooo:paragraph-rsid="001b3744" style:font-size-asian="28pt" style:font-weight-asian="bold" style:font-size-complex="28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 style:shadow="non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 style:shadow="none"/>
      <style:text-properties style:font-name="Arial" fo:font-weight="normal" style:font-weight-asian="normal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 style:shadow="none"/>
      <style:text-properties style:font-name="Arial" fo:font-weight="normal" style:font-weight-asian="normal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 style:shadow="none"/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3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paragraph-rsid="001ee48d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3" style:family="paragraph" style:parent-style-name="Standard" style:list-style-name="L4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4" style:family="paragraph" style:parent-style-name="Standard" style:list-style-name="L5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 style:shadow="none"/>
      <style:text-properties style:font-name="Arial" fo:font-weight="normal" officeooo:paragraph-rsid="001ee48d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rsid="0020c18c" officeooo:paragraph-rsid="0020c18c" style:font-weight-asian="normal" style:font-weight-complex="normal"/>
    </style:style>
    <style:style style:name="P17" style:family="paragraph" style:parent-style-name="Standard" style:list-style-name="L2">
      <style:paragraph-properties fo:line-height="150%" fo:text-align="justify" style:justify-single-word="false" style:shadow="none"/>
      <style:text-properties style:font-name="Arial" fo:font-weight="bold" officeooo:paragraph-rsid="002275e6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paragraph-rsid="002275e6" style:font-weight-asian="normal" style:font-weight-complex="normal"/>
    </style:style>
    <style:style style:name="P19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style:font-weight-asian="normal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 fo:break-before="page" style:shadow="none"/>
      <style:text-properties style:font-name="Arial" fo:font-weight="bold" style:font-weight-asian="bold" style:font-weight-complex="bold"/>
    </style:style>
    <style:style style:name="P21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36f77d" officeooo:paragraph-rsid="0036f77d" style:font-weight-asian="normal" style:font-weight-complex="normal"/>
    </style:style>
    <style:style style:name="P22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bold" officeooo:rsid="0036f77d" officeooo:paragraph-rsid="0036f77d" style:font-weight-asian="bold" style:font-weight-complex="bold"/>
    </style:style>
    <style:style style:name="P23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403978" officeooo:paragraph-rsid="00403978" fo:background-color="#ffffff" style:font-weight-asian="normal" style:font-weight-complex="normal"/>
    </style:style>
    <style:style style:name="P24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bold" officeooo:rsid="00403978" officeooo:paragraph-rsid="00403978" fo:background-color="#ffffff" style:font-weight-asian="bold" style:font-weight-complex="bold"/>
    </style:style>
    <style:style style:name="P25" style:family="paragraph" style:parent-style-name="Preformatted_20_Text">
      <style:paragraph-properties fo:margin-top="0.499cm" fo:margin-bottom="0cm" style:contextual-spacing="false" fo:line-height="100%" fo:text-align="justify" style:justify-single-word="false" style:shadow="none"/>
      <style:text-properties fo:font-variant="normal" fo:text-transform="none" fo:color="#59636e" loext:opacity="100%" style:font-name="menlo" fo:font-size="9.75pt" fo:letter-spacing="normal" fo:font-style="italic" fo:font-weight="normal" officeooo:rsid="0036f77d" officeooo:paragraph-rsid="0036f77d" fo:background-color="#ffffff" style:font-weight-asian="normal" style:font-weight-complex="normal" loext:padding="0cm" loext:border="none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212121" loext:opacity="100%" style:font-name="menlo" fo:font-size="9.75pt" fo:letter-spacing="normal" fo:font-style="normal" fo:font-weight="normal" officeooo:rsid="0036f77d" fo:background-color="#ffffff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style:font-name="Arial" officeooo:rsid="0036f77d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59636e" loext:opacity="100%" style:font-name="menlo" fo:font-size="9.75pt" fo:letter-spacing="normal" fo:font-style="italic" fo:font-weight="normal" officeooo:rsid="0036f77d" fo:background-color="#ffffff" loext:padding="0cm" loext:border="none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212121" loext:opacity="100%" style:font-name="Arial" fo:letter-spacing="normal" officeooo:rsid="0036f77d" fo:background-color="#ffffff" loext:padding="0cm" loext:border="none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87%" style:font-name="Arial" fo:letter-spacing="normal" officeooo:rsid="0036f77d" fo:background-color="#ffffff" loext:padding="0cm" loext:border="none"/>
    </style:style>
    <style:style style:name="P31" style:family="paragraph" style:parent-style-name="Heading_20_2">
      <style:paragraph-properties fo:margin-left="0cm" fo:margin-right="0cm" fo:margin-top="0.37cm" fo:margin-bottom="0.503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87%" style:font-name="system-ui" fo:font-size="18pt" fo:letter-spacing="normal" fo:font-style="normal" fo:font-weight="bold" officeooo:rsid="0036f77d" fo:background-color="#ffffff" style:font-weight-asian="normal" style:font-weight-complex="normal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/>
      <style:text-properties fo:font-variant="normal" fo:text-transform="none" fo:color="#000000" loext:opacity="87%" style:font-name="system-ui" fo:font-size="10.5pt" fo:letter-spacing="normal" fo:font-style="normal" fo:font-weight="normal" officeooo:rsid="0036f77d" fo:background-color="#ffffff" loext:padding="0cm" loext:border="none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0055aa" loext:opacity="100%" style:font-name="menlo" fo:font-size="9.75pt" fo:letter-spacing="normal" fo:font-style="normal" fo:font-weight="normal" officeooo:rsid="0036f77d" fo:background-color="#ffffff" loext:padding="0cm" loext:border="none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87%" style:font-name="menlo" fo:font-size="9.75pt" fo:letter-spacing="normal" fo:font-style="normal" fo:font-weight="normal" officeooo:rsid="0036f77d" fo:background-color="#ffffff" loext:padding="0cm" loext:border="none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ba2121" loext:opacity="100%" style:font-name="Arial" fo:letter-spacing="normal" officeooo:rsid="0036f77d" fo:background-color="#ffffff" loext:padding="0cm" loext:border="none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style:font-name="Arial" officeooo:rsid="0036f77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/>
      <style:text-properties style:font-name="Arial" officeooo:rsid="0036f77d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0cm" style:auto-text-indent="false"/>
      <style:text-properties style:font-name="Arial" officeooo:rsid="0036f77d"/>
    </style:style>
    <style:style style:name="P39" style:family="paragraph" style:parent-style-name="Heading_20_3">
      <style:paragraph-properties fo:margin-left="0cm" fo:margin-right="0cm" fo:margin-top="0.635cm" fo:margin-bottom="0.423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87%" style:font-name="system-ui" fo:font-size="15pt" fo:letter-spacing="normal" fo:font-style="normal" fo:font-weight="bold" officeooo:rsid="0036f77d" fo:background-color="#ffffff" style:font-weight-asian="normal" style:font-weight-complex="normal" loext:padding="0cm" loext:border="none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0cm" style:auto-text-indent="false"/>
      <style:text-properties style:font-name="Arial" officeooo:rsid="0036f77d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line-height="160%" fo:text-align="justify" style:justify-single-word="false" fo:orphans="2" fo:widows="2" fo:text-indent="0cm" style:auto-text-indent="false"/>
      <style:text-properties fo:font-variant="normal" fo:text-transform="none" fo:color="#000000" loext:opacity="87%" style:font-name="system-ui" fo:font-size="10.5pt" fo:letter-spacing="normal" fo:font-style="normal" fo:font-weight="normal" officeooo:rsid="0036f77d" fo:background-color="#ffffff" loext:padding="0cm" loext:border="none"/>
    </style:style>
    <style:style style:name="P42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bold" officeooo:rsid="00403978" officeooo:paragraph-rsid="00403978" fo:background-color="#ffff00" style:font-weight-asian="bold" style:font-weight-complex="bold"/>
    </style:style>
    <style:style style:name="P43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c850b" officeooo:paragraph-rsid="002c850b" style:font-weight-asian="normal" style:font-weight-complex="normal"/>
    </style:style>
    <style:style style:name="P44" style:family="paragraph" style:parent-style-name="Standard">
      <style:paragraph-properties fo:margin-top="0.499cm" fo:margin-bottom="0cm" style:contextual-spacing="false" fo:line-height="100%" fo:text-align="center" style:justify-single-word="false" style:shadow="none"/>
      <style:text-properties style:font-name="Arial" fo:font-weight="normal" officeooo:rsid="002c850b" officeooo:paragraph-rsid="002c850b" style:font-weight-asian="normal" style:font-weight-complex="normal"/>
    </style:style>
    <style:style style:name="P45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ce253" officeooo:paragraph-rsid="002ce253" style:font-weight-asian="normal" style:font-weight-complex="normal"/>
    </style:style>
    <style:style style:name="P46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bold" officeooo:rsid="002ce253" officeooo:paragraph-rsid="002ce253" style:font-weight-asian="bold" style:font-weight-complex="bold"/>
    </style:style>
    <style:style style:name="P47" style:family="paragraph" style:parent-style-name="Standard">
      <style:paragraph-properties fo:margin-top="0.499cm" fo:margin-bottom="0cm" style:contextual-spacing="false" fo:line-height="100%" fo:text-align="center" style:justify-single-word="false" style:shadow="none"/>
      <style:text-properties officeooo:paragraph-rsid="002c850b"/>
    </style:style>
    <style:style style:name="P48" style:family="paragraph" style:parent-style-name="Standard">
      <style:paragraph-properties fo:margin-top="0.499cm" fo:margin-bottom="0cm" style:contextual-spacing="false" fo:line-height="100%" fo:text-align="center" style:justify-single-word="false" style:shadow="none"/>
      <style:text-properties style:font-name="Arial" fo:font-size="12pt" fo:font-weight="bold" officeooo:rsid="002ce253" officeooo:paragraph-rsid="002ce253" fo:background-color="#cccccc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e814f" officeooo:paragraph-rsid="002e814f" style:font-weight-asian="normal" style:font-weight-complex="normal"/>
    </style:style>
    <style:style style:name="P50" style:family="paragraph" style:parent-style-name="Standard" style:list-style-name="L8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e814f" officeooo:paragraph-rsid="002e814f" style:font-weight-asian="normal" style:font-weight-complex="normal"/>
    </style:style>
    <style:style style:name="P51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bold" officeooo:rsid="002c850b" officeooo:paragraph-rsid="0030db21" style:font-weight-asian="bold" style:font-weight-complex="bold"/>
    </style:style>
    <style:style style:name="P52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c850b" officeooo:paragraph-rsid="0030db21" style:font-weight-asian="normal" style:font-weight-complex="normal"/>
    </style:style>
    <style:style style:name="P53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30db21" officeooo:paragraph-rsid="0030db21" style:font-weight-asian="normal" style:font-weight-complex="normal"/>
    </style:style>
    <style:style style:name="P54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313082" officeooo:paragraph-rsid="00313082" style:font-weight-asian="normal" style:font-weight-complex="normal"/>
    </style:style>
    <style:style style:name="P55" style:family="paragraph" style:parent-style-name="Standard">
      <style:paragraph-properties fo:margin-left="2.501cm" fo:margin-top="0cm" fo:margin-bottom="0cm" style:contextual-spacing="false" fo:line-height="100%" fo:text-align="justify" style:justify-single-word="false" fo:text-indent="0cm" style:auto-text-indent="false" style:shadow="none"/>
      <style:text-properties style:font-name="Arial" fo:font-size="10pt" fo:font-style="italic" fo:font-weight="normal" officeooo:rsid="0030db21" officeooo:paragraph-rsid="0030db21" fo:background-color="#dddddd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1220"/>
    </style:style>
    <style:style style:name="T4" style:family="text">
      <style:text-properties officeooo:rsid="001ee48d"/>
    </style:style>
    <style:style style:name="T5" style:family="text">
      <style:text-properties officeooo:rsid="002275e6"/>
    </style:style>
    <style:style style:name="T6" style:family="text">
      <style:text-properties officeooo:rsid="00246b77"/>
    </style:style>
    <style:style style:name="T7" style:family="text">
      <style:text-properties style:text-underline-style="solid" style:text-underline-width="auto" style:text-underline-color="font-color" officeooo:rsid="00370fa8" fo:background-color="#ffffff" loext:char-shading-value="0"/>
    </style:style>
    <style:style style:name="T8" style:family="text">
      <style:text-properties officeooo:rsid="00370fa8"/>
    </style:style>
    <style:style style:name="T9" style:family="text">
      <style:text-properties officeooo:rsid="00403978"/>
    </style:style>
    <style:style style:name="T10" style:family="text">
      <style:text-properties style:text-underline-style="solid" style:text-underline-width="auto" style:text-underline-color="font-color" officeooo:rsid="00403978"/>
    </style:style>
    <style:style style:name="T11" style:family="text">
      <style:text-properties fo:color="#1a7f37" loext:opacity="100%" fo:font-weight="bold"/>
    </style:style>
    <style:style style:name="T12" style:family="text">
      <style:text-properties fo:color="#0055aa" loext:opacity="100%"/>
    </style:style>
    <style:style style:name="T13" style:family="text">
      <style:text-properties fo:color="#8250df" loext:opacity="100%" fo:font-weight="bold"/>
    </style:style>
    <style:style style:name="T14" style:family="text">
      <style:text-properties fo:color="#1a7f37" loext:opacity="100%"/>
    </style:style>
    <style:style style:name="T15" style:family="text">
      <style:text-properties fo:color="#ba2121" loext:opacity="100%"/>
    </style:style>
    <style:style style:name="T16" style:family="text">
      <style:text-properties fo:color="#59636e" loext:opacity="100%" fo:font-style="italic"/>
    </style:style>
    <style:style style:name="T17" style:family="text">
      <style:text-properties fo:color="#ba2121" loext:opacity="100%" style:font-name="menlo" fo:font-size="9.75pt" fo:font-style="normal" fo:font-weight="normal"/>
    </style:style>
    <style:style style:name="T18" style:family="text">
      <style:text-properties fo:color="#0055aa" loext:opacity="100%" style:font-name="menlo" fo:font-size="9.75pt" fo:font-style="normal" fo:font-weight="normal"/>
    </style:style>
    <style:style style:name="T19" style:family="text">
      <style:text-properties style:font-name="menlo" fo:font-size="9.75pt" fo:font-style="normal" fo:font-weight="normal"/>
    </style:style>
    <style:style style:name="T20" style:family="text">
      <style:text-properties fo:color="#8250df" loext:opacity="100%" style:font-name="menlo" fo:font-size="9.75pt" fo:font-style="normal" fo:font-weight="bold"/>
    </style:style>
    <style:style style:name="T21" style:family="text">
      <style:text-properties fo:color="#1a7f37" loext:opacity="100%" style:font-name="menlo" fo:font-size="9.75pt" fo:font-style="normal" fo:font-weight="normal"/>
    </style:style>
    <style:style style:name="T22" style:family="text">
      <style:text-properties fo:color="#1a7f37" loext:opacity="100%" style:font-name="menlo" fo:font-size="9.75pt" fo:font-style="normal" fo:font-weight="bold"/>
    </style:style>
    <style:style style:name="T23" style:family="text">
      <style:text-properties fo:color="#59636e" loext:opacity="100%" style:font-name="menlo" fo:font-size="9.75pt" fo:font-style="italic" fo:font-weight="normal"/>
    </style:style>
    <style:style style:name="T24" style:family="text">
      <style:text-properties fo:font-variant="normal" fo:text-transform="none" fo:color="#000000" loext:opacity="87%" style:font-name="system-ui" fo:font-size="10.5pt" fo:letter-spacing="normal" fo:font-style="normal" fo:font-weight="bold" fo:background-color="#ffffff" loext:char-shading-value="0" loext:padding="0cm" loext:border="none"/>
    </style:style>
    <style:style style:name="T25" style:family="text">
      <style:text-properties fo:font-variant="normal" fo:text-transform="none" fo:color="#000000" loext:opacity="87%" style:font-name="menlo" fo:font-size="10.5pt" fo:letter-spacing="normal" fo:font-style="normal" fo:font-weight="normal" fo:background-color="#eeeeee" loext:char-shading-value="0" loext:padding="0cm" loext:border="none"/>
    </style:style>
    <style:style style:name="T26" style:family="text">
      <style:text-properties fo:font-variant="normal" fo:text-transform="none" fo:color="#000000" loext:opacity="87%" style:font-name="system-ui" fo:font-size="10.5pt" fo:letter-spacing="normal" fo:font-style="normal" fo:font-weight="normal" fo:background-color="#ffffff" loext:char-shading-value="0" loext:padding="0cm" loext:border="none"/>
    </style:style>
    <style:style style:name="T27" style:family="text">
      <style:text-properties fo:color="#000080" loext:opacity="100%" style:font-name="Arial" style:text-underline-style="solid" style:text-underline-width="auto" style:text-underline-color="font-color" fo:font-weight="normal" officeooo:rsid="002c850b" style:font-weight-asian="normal" style:font-weight-complex="normal"/>
    </style:style>
    <style:style style:name="T28" style:family="text">
      <style:text-properties fo:color="#000080" loext:opacity="100%" style:font-name="Arial" style:text-underline-style="solid" style:text-underline-width="auto" style:text-underline-color="font-color" fo:font-weight="normal" officeooo:rsid="002ce253" style:font-weight-asian="normal" style:font-weight-complex="normal"/>
    </style:style>
    <style:style style:name="T29" style:family="text">
      <style:text-properties officeooo:rsid="002e814f"/>
    </style:style>
    <style:style style:name="T30" style:family="text">
      <style:text-properties fo:font-variant="normal" fo:text-transform="none" fo:color="#0f1115" loext:opacity="100%" fo:letter-spacing="normal" fo:font-style="normal"/>
    </style:style>
    <style:style style:name="T31" style:family="text">
      <style:text-properties officeooo:rsid="0030db21"/>
    </style:style>
    <style:style style:name="T32" style:family="text">
      <style:text-properties officeooo:rsid="002fd7ce"/>
    </style:style>
    <style:style style:name="T33" style:family="text">
      <style:text-properties fo:font-style="italic" officeooo:rsid="0030db21" style:font-style-asian="italic" style:font-style-complex="italic"/>
    </style:style>
    <style:style style:name="T34" style:family="text">
      <style:text-properties officeooo:rsid="003272c3"/>
    </style:style>
    <style:style style:name="T35" style:family="text">
      <style:text-properties officeooo:rsid="00333c94"/>
    </style:style>
    <style:style style:name="T36" style:family="text">
      <style:text-properties fo:font-weight="bold" fo:background-color="#cccccc" loext:char-shading-value="0" style:font-weight-asian="bold" style:font-weight-complex="bold"/>
    </style:style>
    <style:style style:name="T37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FERNANDES SCANONI</text:p>
      <text:p text:style-name="P2">ROBERTO DE MEDEIROS FARIAS FILHO</text:p>
      <text:p text:style-name="P3">(Autores. Disciplina IN1098-2025.2, Prof. Geber Ramalho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Uso de sistemas éticos-inteligentes: <text:span text:style-name="T1">Differential Privacy</text:span> e <text:span text:style-name="T1">Federated Learning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RECIFE</text:p>
      <text:p text:style-name="P2">2025</text:p>
      <text:p text:style-name="P4"><text:soft-page-break/></text:p>
      <text:list xml:id="list1430407293" text:style-name="L1">
        <text:list-item>
          <text:p text:style-name="P6">Uso de sistemas éticos-inteligentes: Differential Privacy e Federated Learning</text:p>
        </text:list-item>
      </text:list>
      <text:p text:style-name="P7">(Título com tema focado no curso)</text:p>
      <text:p text:style-name="P7"/>
      <text:list text:style-name="L2">
        <text:list-item>
          <text:p text:style-name="P8"><text:span text:style-name="T2">Resumo:</text:span> <text:s/></text:p>
        </text:list-item>
      </text:list>
      <text:p text:style-name="P7"><text:span text:style-name="T3">Escolhido: </text:span>"Segurança: Escolher problema, dados e ferramentas, desenhar experimentos, escrever guia (vídeo, página web, documento) com passo a passo."</text:p>
      <text:p text:style-name="P7"/>
      <text:list text:continue-numbering="true" text:style-name="L2">
        <text:list-item>
          <text:p text:style-name="P9">Problema de Pesquisa:</text:p>
        </text:list-item>
      </text:list>
      <text:p text:style-name="P7">Qual seria o meu problema de Pesquisa?</text:p>
      <text:p text:style-name="P7">(Fazer em forma de pergunta, contextualização do tema, depois fazer a pergunta, define-se quantitativa ou qualitativa)</text:p>
      <text:p text:style-name="P7"/>
      <text:list xml:id="list105823194120503" text:continue-numbering="true" text:style-name="L2">
        <text:list-item>
          <text:p text:style-name="P8"><text:span text:style-name="T2">Hipóteses:</text:span> <text:s/></text:p>
        </text:list-item>
      </text:list>
      <text:list text:style-name="L3">
        <text:list-item>
          <text:p text:style-name="P10"><text:span text:style-name="T2">H0:</text:span> Não seriam os modelos escolhidos aplicáveis (traçar gráfico): Hipótese negada, como visto nas análises do documento Júpiter (IPYNB).</text:p>
        </text:list-item>
        <text:list-item>
          <text:p text:style-name="P10"><text:span text:style-name="T2">H1.1:</text:span> Seria o Differential Privacy aplicável? Sim. Como comprovado no IPYNB do projeto específico ao DP.</text:p>
        </text:list-item>
        <text:list-item>
          <text:p text:style-name="P10"><text:span text:style-name="T2">H1.2:</text:span> Seria o Federated Learning aplicável? Sim. Como comprovado no IPYNB do projeto de FL.</text:p>
        </text:list-item>
      </text:list>
      <text:p text:style-name="P7"/>
      <text:list xml:id="list105823095154466" text:continue-list="list105823194120503" text:style-name="L2">
        <text:list-item>
          <text:p text:style-name="P9">Objetivos:</text:p>
        </text:list-item>
      </text:list>
      <text:p text:style-name="P11"><text:span text:style-name="T4">Estudar ética no contexto do tema “</text:span>Segurança”. <text:span text:style-name="T4">Abordagens do Differencial Privacy (DP) e Federated Learning (FL). Gerar: </text:span>vídeo, página web <text:span text:style-name="T4">(GitHub)</text:span>, documento com passo a passo <text:span text:style-name="T4">(apêndice deste)</text:span>.</text:p>
      <text:p text:style-name="P12"/>
      <text:list xml:id="list1801892983" text:style-name="L4">
        <text:list-item>
          <text:p text:style-name="P13">Estudar o Differential Privacy;</text:p>
        </text:list-item>
        <text:list-item>
          <text:p text:style-name="P13">Aplicar o DP em Python;</text:p>
        </text:list-item>
        <text:list-item>
          <text:p text:style-name="P13"><text:soft-page-break/>Estudar o Federated Learning;</text:p>
        </text:list-item>
        <text:list-item>
          <text:p text:style-name="P13">Aplicar o FL em Python;</text:p>
        </text:list-item>
        <text:list-item>
          <text:p text:style-name="P13">Deixar documentos com professor da disciplina e, dicionalmente, online (GitHub), com intuito de alunos poderem estudar e acessar maneira de aplicar os estudos;</text:p>
        </text:list-item>
        <text:list-item>
          <text:p text:style-name="P13">Elaborar exercícios didáticos de forma a testar se aluno absorveu o conhecimento, nos critérios:</text:p>
        </text:list-item>
      </text:list>
      <text:list text:style-name="L5">
        <text:list-item>
          <text:list>
            <text:list-item>
              <text:p text:style-name="P14">Questão para medir a capacidade de uso da ferramenta;</text:p>
            </text:list-item>
            <text:list-item>
              <text:p text:style-name="P14">Questão para desafiar e testar capacidade de evoluir a ferramenta;</text:p>
            </text:list-item>
          </text:list>
        </text:list-item>
      </text:list>
      <text:list text:continue-list="list1801892983" text:style-name="L4">
        <text:list-item>
          <text:p text:style-name="P15"><text:span text:style-name="T4">Gerar </text:span>vídeo, página web <text:span text:style-name="T4">(GitHub)</text:span>, documento com passo a passo <text:span text:style-name="T4">(Apêndices A e B deste documento de projeto).</text:span></text:p>
        </text:list-item>
      </text:list>
      <text:p text:style-name="P7"/>
      <text:list text:continue-list="list105823095154466" text:style-name="L2">
        <text:list-item>
          <text:p text:style-name="P9">Justificativa:</text:p>
        </text:list-item>
      </text:list>
      <text:p text:style-name="P16">A aprendizagem das técnicas e seu uso abre leque para maior segurança cibernética (<text:span text:style-name="T1">Cybersecurity</text:span>) por dar exemplo de projetos que podem ser evoluídos e usados pelos alunos em seu trabalho; atém mesmo o fato de conhecer e ter visto codificação com capacidade. O Federated Learning permite identificar usuários mal-intencionados em uma rede distribuída através do Flower. O Differential Privacy dá oportunidade de capturar dados dos usuários, escondendo (com ruídos) suas particularidades (privacidades) através do Opacus.</text:p>
      <text:p text:style-name="P7"/>
      <text:list text:continue-numbering="true" text:style-name="L2">
        <text:list-item>
          <text:p text:style-name="P9">Metologia:</text:p>
        </text:list-item>
      </text:list>
      <text:p text:style-name="P16">EstudoForam seguidos alguns passos:</text:p>
      <text:p text:style-name="P16">Estudo dos websites e especificações das ferramentas: i) Flower; ii) Opacus.</text:p>
      <text:p text:style-name="P16">Aplicação da ferramenta estudada em alguma linguagem e acessível aos alunos: i) Python.</text:p>
      <text:p text:style-name="P16"/>
      <text:list text:continue-numbering="true" text:style-name="L2">
        <text:list-item>
          <text:p text:style-name="P17">Referencias:</text:p>
        </text:list-item>
      </text:list>
      <text:p text:style-name="P18"><text:span text:style-name="T5">Durante os documentos Jupyter, foram apresentados conteúdos </text:span><text:span text:style-name="T6">(de cunbho de revisão bibliográfica)</text:span><text:span text:style-name="T5"> </text:span><text:span text:style-name="T6">sobre os temas</text:span><text:span text:style-name="T5"> e suas devidas referências, que são:</text:span></text:p>
      <text:p text:style-name="P7"><text:soft-page-break/></text:p>
      <text:p text:style-name="P19">DWORK, C.; MCSHERRY, F.; NISSIM, K.; SMITH, A. <text:span text:style-name="T2">Calibrating Noise to Sensitivity in Private Data Analysis</text:span>. In: Proceedings of the 3rd Theory of Cryptography Conference (TCC 2006), Lecture Notes in Computer Science, vol. 3876, pp. 265–284. Springer. 2006.</text:p>
      <text:p text:style-name="P19">DWORK, C. &amp; ROTH, A. <text:span text:style-name="T2">The Algorithmic Foundations of Differential Privacy</text:span>. Foundations and Trends in Theoretical Computer Science, 9(3–4), 211–407. 2014.</text:p>
      <text:p text:style-name="P19">ALZOUBI, Y. I. &amp; MISHRA, A. <text:span text:style-name="T2">Differential privacy and artificial intelligence: potentials, challenges, and future avenues</text:span>. EURASIP Journal on Information Security, 2025(18). 2025.</text:p>
      <text:p text:style-name="P19">ABUAH, Chike. <text:span text:style-name="T2">Automatic Proofs of Differential Privacy</text:span>. Cybersecurity Insights a NIST blog. Publicado em 22 de julho de 2021. Disponível em https://www.nist.gov/blogs/cybersecurity-insights/automatic-proofs-differential-privacy. Acesso em 01 de dez de 2025.</text:p>
      <text:p text:style-name="P19">ABOWD, J. M. <text:span text:style-name="T2">The U.S. Census Bureau Adopts Differential Privacy</text:span>. Proceedings of the 24th ACM SIGKDD International Conference on Knowledge Discovery &amp; Data Mining, pp. 2867–2867. 2018.</text:p>
      <text:p text:style-name="P19">APPLE. <text:span text:style-name="T2">Differential Privacy Overview</text:span>. Apple Machine Learning Journal, Vol. 1. 2017.</text:p>
      <text:p text:style-name="P19">ERLINGSSON, Ú.; PIHUR, V.; KOROLOVA, A. <text:span text:style-name="T2">RAPPOR: Randomized Aggregatable Privacy-Preserving Ordinal Response</text:span>. Proceedings of the 2014 ACM SIGSAC Conference on Computer and Communications Security, pp. 1054–1067. 2014.</text:p>
      <text:p text:style-name="P19">DANKAR, F. K.; EL EMAM, K. <text:span text:style-name="T2">The application of differential privacy to health data</text:span>. Proceedings of the 2012 ACM Workshop on Privacy in the Electronic Society (WPES ’12), pp. 123–132. 2012.</text:p>
      <text:p text:style-name="P19">YOUSEFPOUR, A; SHILOV, I; SABLAYROLLES, A; TESTUGGINE, D; PRASAD, K; MALEK, M; NGUYEN, J; GHOSH, S; BHARADWAJ, A; ZHAO, J; CORMODE, G; MIRONOV, I. <text:span text:style-name="T2">Opacus: User-Friendly Differential Privacy Library in PyTorch</text:span>. arXiv preprint arXiv:2109.12298. 2021.</text:p>
      <text:p text:style-name="P19">SWAPNA. <text:span text:style-name="T2">Convolutional Neural Network | Deep Learning</text:span>. Developers Breach. Publicado em 21 de agosto de 2020. Disponível em https://developersbreach.com/convolution-neural-network-deep-learning/. Acesso em 08 de dez de 2025.</text:p>
      <text:p text:style-name="P19"><text:soft-page-break/>CHRISLB. <text:span text:style-name="T2">File:MultiLayerNeuralNetwork english.png</text:span>. CC BY-SA 3.0 &lt;http://creativecommons.org/licenses/by-sa/3.0/&gt;, via Wikimedia Commons. Disponível em https://commons.wikimedia.org/wiki/File:MultiLayerNeuralNetwork_english.png. Acesso em 09 de dez de 2025.</text:p>
      <text:p text:style-name="P19">MCMAHAN, B; MOORE, E; RAMAGE, D; HAMPSON, S Y; ARCAS, B A. <text:span text:style-name="T2">Communication-Efficient Learning of Deep Networks from Decentralized Data</text:span>. In Proceedings of the 20th International Conference on Artificial Intelligence and Statistics (AISTATS), PMLR 54, pp. 1273-1282. DOI/URL: http://proceedings.mlr.press/v54/mcmahan17a.html . 2017.</text:p>
      <text:p text:style-name="P19">KAIROUZ, P, et al. <text:span text:style-name="T2">Advances and Open Problems in Federated Learning</text:span>. Foundations and Trends® in Machine Learning, 14(1–2), 1–210. DOI/URL: https://federated.withgoogle.com/ . 2021.</text:p>
      <text:p text:style-name="P19">BEUTEL, D J; TOPAL, T; MATHUR, A; QIU, X; PARCOLLET, T; LANE, N D. <text:span text:style-name="T2">Flower: A Friendly Federated Learning Framework</text:span>. The Flower Authors. Disponível em: https://flower.ai . Acesso em 16 de dez de 2025.</text:p>
      <text:p text:style-name="P19">LI, X; JIANG, M; ZHANG, X; KAMP, M; DOU, Q. <text:span text:style-name="T2">FedBN: Federated Learning on Non-IID Features via Local Batch Normalization</text:span>. In International Conference on Learning Representations (ICLR) 2021. DOI/URL: https://openreview.net/forum?id=6YEQUn0QICG . 2021.</text:p>
      <text:p text:style-name="P19">BEUTEL, D J; TOPAL, T; MATHUR, A; QIU, X; PARCOLLET, T; DE GUSMÃO, P P; LANE, N D. <text:span text:style-name="T2">Flower: A Friendly Federated Learning Research Framework</text:span>. In Proceedings of the 4th International Workshop on Distributed Machine Learning (DistributedML '22) (pp. 1–7). Association for Computing Machinery. Repositório Oficial: https://github.com/adap/flower. DOI: https://doi.org/10.1145/3533271.3561876. 2022.</text:p>
      <text:p text:style-name="P19">LAVIN, A; KOUR, H. <text:span text:style-name="T2">Federated Learning on Mobile Devices: A Hybrid Approach Using Flower and TensorFlow Lite</text:span>. In 2023 IEEE International Conference on Pervasive Computing and Communications Workshops (PerCom Workshops) (pp. 456-461). DOI: https://doi.org/10.1109/PerComWorkshops56833.2023.10150291 . 2023.</text:p>
      <text:p text:style-name="P19"/>
      <text:p text:style-name="P19"/>
      <text:list xml:id="list105821486655256" text:continue-list="list1430407293" text:style-name="L1">
        <text:list-header>
          <text:p text:style-name="P20">ANEXO A: Passo-a-passo do Federated Learning</text:p>
        </text:list-header>
      </text:list>
      <text:p text:style-name="P19"/>
      <text:p text:style-name="P21">Vide vídeo sobre FL no <text:span text:style-name="T7">Readme.md</text:span><text:span text:style-name="T8"> do </text:span>GitHub <text:a xlink:type="simple" xlink:href="https://github.com/rdmff/IN1098RobertoArthur/" text:style-name="Internet_20_link" text:visited-style-name="Visited_20_Internet_20_Link">https://github.com/rdmff/IN1098RobertoArthur/</text:a> ou em <text:a xlink:type="simple" xlink:href="https://drive.google.com/file/d/1eWy_pzRmufcCAdESJsww6VgZV9pBFvjU/" text:style-name="Internet_20_link" text:visited-style-name="Visited_20_Internet_20_Link">https://drive.google.com/file/d/1eWy_pzRmufcCAdESJsww6VgZV9pBFvjU/</text:a> .</text:p>
      <text:p text:style-name="P19"/>
      <text:p text:style-name="P19"/>
      <text:p text:style-name="P22">Atividades:</text:p>
      <text:p text:style-name="P23"/>
      <text:p text:style-name="P24">Obs.: Lembre-se de devolver material com pesquisa, gráficos e comparações, similar aos código. Não apresente um trabalho com texto breve, escrito por extenso, mas um documento com código e simulação dos resultados!</text:p>
      <text:p text:style-name="P21"/>
      <text:p text:style-name="P21">Tal qual no documento <text:span text:style-name="T9">do GitHub </text:span><text:span text:style-name="T10">federated_learning_atividade.ipynb</text:span><text:span text:style-name="T9"> .</text:span></text:p>
      <text:p text:style-name="P21"/>
      <text:p text:style-name="P25"># Imports necessários</text:p>
      <text:p text:style-name="P26"><text:span text:style-name="T11">import</text:span> torch</text:p>
      <text:p text:style-name="P26"><text:span text:style-name="T11">import</text:span> torch.nn <text:span text:style-name="T11">as</text:span> nn</text:p>
      <text:p text:style-name="P26"><text:span text:style-name="T11">import</text:span> torch.optim <text:span text:style-name="T11">as</text:span> optim</text:p>
      <text:p text:style-name="P26"><text:span text:style-name="T11">from</text:span> torch.utils.data <text:span text:style-name="T11">import</text:span> DataLoader<text:span text:style-name="T12">,</text:span> Subset</text:p>
      <text:p text:style-name="P26"><text:span text:style-name="T11">import</text:span> torchvision</text:p>
      <text:p text:style-name="P26"><text:span text:style-name="T11">import</text:span> torchvision.transforms <text:span text:style-name="T11">as</text:span> transforms</text:p>
      <text:p text:style-name="P27"/>
      <text:p text:style-name="P26"><text:span text:style-name="T11">import</text:span> numpy <text:span text:style-name="T11">as</text:span> np</text:p>
      <text:p text:style-name="P26"><text:span text:style-name="T11">from</text:span> collections <text:span text:style-name="T11">import</text:span> Counter<text:span text:style-name="T12">,</text:span> defaultdict</text:p>
      <text:p text:style-name="P27"/>
      <text:p text:style-name="P28"># Seed para reprodutibilidade</text:p>
      <text:p text:style-name="P26">SEED <text:span text:style-name="T13">=</text:span> <text:span text:style-name="T14">42</text:span></text:p>
      <text:p text:style-name="P26">torch<text:span text:style-name="T13">.</text:span>manual_seed<text:span text:style-name="T12">(</text:span>SEED<text:span text:style-name="T12">)</text:span></text:p>
      <text:p text:style-name="P26">np<text:span text:style-name="T13">.</text:span>random<text:span text:style-name="T13">.</text:span>seed<text:span text:style-name="T12">(</text:span>SEED<text:span text:style-name="T12">)</text:span></text:p>
      <text:p text:style-name="P27"/>
      <text:p text:style-name="P28"># Device configuration</text:p>
      <text:p text:style-name="P26">device <text:span text:style-name="T13">=</text:span> torch<text:span text:style-name="T13">.</text:span>device<text:span text:style-name="T12">(</text:span><text:span text:style-name="T15">'cuda'</text:span> <text:span text:style-name="T11">if</text:span> torch<text:span text:style-name="T13">.</text:span>cuda<text:span text:style-name="T13">.</text:span>is_available<text:span text:style-name="T12">()</text:span> <text:span text:style-name="T11">else</text:span> <text:span text:style-name="T15">'cpu'</text:span><text:span text:style-name="T12">)</text:span></text:p>
      <text:p text:style-name="P26">print<text:span text:style-name="T12">(</text:span><text:span text:style-name="T15">f"🔧 Usando device: {</text:span>device<text:span text:style-name="T15">}"</text:span><text:span text:style-name="T12">)</text:span></text:p>
      <text:p text:style-name="P27"/>
      <text:p text:style-name="P28"># Configurações</text:p>
      <text:p text:style-name="P26"><text:soft-page-break/>NUM_CLIENTS <text:span text:style-name="T13">=</text:span> <text:span text:style-name="T14">3</text:span></text:p>
      <text:p text:style-name="P26">NUM_CLASSES <text:span text:style-name="T13">=</text:span> <text:span text:style-name="T14">10</text:span> <text:s/><text:span text:style-name="T16"># CIFAR-10 tem 10 classes</text:span></text:p>
      <text:p text:style-name="P26">UNDERSAMPLE_COUNT <text:span text:style-name="T13">=</text:span> <text:span text:style-name="T14">50</text:span> <text:s/><text:span text:style-name="T16"># Número de amostras para classes com undersample</text:span></text:p>
      <text:p text:style-name="P26">NORMAL_SAMPLES_PER_CLASS <text:span text:style-name="T13">=</text:span> <text:span text:style-name="T14">800</text:span> <text:s/><text:span text:style-name="T16"># Número de amostras para classes normais</text:span></text:p>
      <text:p text:style-name="P27"/>
      <text:p text:style-name="P28"># Classes do CIFAR-10</text:p>
      <text:p text:style-name="P26">CIFAR10_CLASSES <text:span text:style-name="T13">=</text:span> <text:span text:style-name="T12">[</text:span><text:span text:style-name="T15">'airplane'</text:span><text:span text:style-name="T12">,</text:span> <text:span text:style-name="T15">'automobile'</text:span><text:span text:style-name="T12">,</text:span> <text:span text:style-name="T15">'bird'</text:span><text:span text:style-name="T12">,</text:span> <text:span text:style-name="T15">'cat'</text:span><text:span text:style-name="T12">,</text:span> <text:span text:style-name="T15">'deer'</text:span><text:span text:style-name="T12">,</text:span></text:p>
      <text:p text:style-name="P29"><text:s text:c="19"/><text:span text:style-name="T17">'dog'</text:span><text:span text:style-name="T18">,</text:span><text:span text:style-name="T19"> </text:span><text:span text:style-name="T17">'frog'</text:span><text:span text:style-name="T18">,</text:span><text:span text:style-name="T19"> </text:span><text:span text:style-name="T17">'horse'</text:span><text:span text:style-name="T18">,</text:span><text:span text:style-name="T19"> </text:span><text:span text:style-name="T17">'ship'</text:span><text:span text:style-name="T18">,</text:span><text:span text:style-name="T19"> </text:span><text:span text:style-name="T17">'truck'</text:span><text:span text:style-name="T18">]</text:span></text:p>
      <text:p text:style-name="P27"/>
      <text:p text:style-name="P26">print<text:span text:style-name="T12">(</text:span><text:span text:style-name="T15">f"✅ Configurações definidas:"</text:span><text:span text:style-name="T12">)</text:span></text:p>
      <text:p text:style-name="P26">print<text:span text:style-name="T12">(</text:span><text:span text:style-name="T15">f" <text:s text:c="2"/>- Número de clientes: {</text:span>NUM_CLIENTS<text:span text:style-name="T15">}"</text:span><text:span text:style-name="T12">)</text:span></text:p>
      <text:p text:style-name="P26">print<text:span text:style-name="T12">(</text:span><text:span text:style-name="T15">f" <text:s text:c="2"/>- Número de classes: {</text:span>NUM_CLASSES<text:span text:style-name="T15">}"</text:span><text:span text:style-name="T12">)</text:span></text:p>
      <text:p text:style-name="P26">print<text:span text:style-name="T12">(</text:span><text:span text:style-name="T15">f" <text:s text:c="2"/>- Undersample count: {</text:span>UNDERSAMPLE_COUNT<text:span text:style-name="T15">}"</text:span><text:span text:style-name="T12">)</text:span></text:p>
      <text:p text:style-name="P26">print<text:span text:style-name="T12">(</text:span><text:span text:style-name="T15">f" <text:s text:c="2"/>- Normal samples per class: {</text:span>NORMAL_SAMPLES_PER_CLASS<text:span text:style-name="T15">}"</text:span><text:span text:style-name="T12">)</text:span></text:p>
      <text:p text:style-name="P30">🔧 <text:span text:style-name="T19">Usando device: cuda</text:span></text:p>
      <text:p text:style-name="P30">✅ <text:span text:style-name="T19">Configurações definidas:</text:span></text:p>
      <text:p text:style-name="P30"><text:s text:c="3"/><text:span text:style-name="T19">- Número de clientes: 3</text:span></text:p>
      <text:p text:style-name="P30"><text:s text:c="3"/><text:span text:style-name="T19">- Número de classes: 10</text:span></text:p>
      <text:p text:style-name="P30"><text:s text:c="3"/><text:span text:style-name="T19">- Undersample count: 50</text:span></text:p>
      <text:p text:style-name="P30"><text:s text:c="3"/><text:span text:style-name="T19">- Normal samples per class: 800</text:span></text:p>
      <text:h text:style-name="P31" text:outline-level="2"><text:bookmark text:name="1.-Carregamento-de-Dados"/>1. Carregamento de Dados</text:h>
      <text:p text:style-name="P32">Carregamos o dataset CIFAR-10 com as transformações necessárias.</text:p>
      <text:p text:style-name="P28"># Transformações para os dados</text:p>
      <text:p text:style-name="P26">transform <text:span text:style-name="T13">=</text:span> transforms<text:span text:style-name="T13">.</text:span>Compose<text:span text:style-name="T12">([</text:span></text:p>
      <text:p text:style-name="P29"><text:s text:c="4"/><text:span text:style-name="T19">transforms</text:span><text:span text:style-name="T20">.</text:span><text:span text:style-name="T19">ToTensor</text:span><text:span text:style-name="T18">(),</text:span></text:p>
      <text:p text:style-name="P29"><text:s text:c="4"/><text:span text:style-name="T19">transforms</text:span><text:span text:style-name="T20">.</text:span><text:span text:style-name="T19">Normalize</text:span><text:span text:style-name="T18">((</text:span><text:span text:style-name="T21">0.4914</text:span><text:span text:style-name="T18">,</text:span><text:span text:style-name="T19"> </text:span><text:span text:style-name="T21">0.4822</text:span><text:span text:style-name="T18">,</text:span><text:span text:style-name="T19"> </text:span><text:span text:style-name="T21">0.4465</text:span><text:span text:style-name="T18">),</text:span><text:span text:style-name="T19"> </text:span><text:span text:style-name="T18">(</text:span><text:span text:style-name="T21">0.2023</text:span><text:span text:style-name="T18">,</text:span><text:span text:style-name="T19"> </text:span><text:span text:style-name="T21">0.1994</text:span><text:span text:style-name="T18">,</text:span><text:span text:style-name="T19"> </text:span><text:span text:style-name="T21">0.2010</text:span><text:span text:style-name="T18">))</text:span></text:p>
      <text:p text:style-name="P33">])</text:p>
      <text:p text:style-name="P27"/>
      <text:p text:style-name="P28"># Carregar datasets</text:p>
      <text:p text:style-name="P26">print<text:span text:style-name="T12">(</text:span><text:span text:style-name="T15">"📥 Carregando CIFAR-10..."</text:span><text:span text:style-name="T12">)</text:span></text:p>
      <text:p text:style-name="P26">trainset <text:span text:style-name="T13">=</text:span> torchvision<text:span text:style-name="T13">.</text:span>datasets<text:span text:style-name="T13">.</text:span>CIFAR10<text:span text:style-name="T12">(</text:span></text:p>
      <text:p text:style-name="P29"><text:s text:c="4"/><text:span text:style-name="T19">root</text:span><text:span text:style-name="T20">=</text:span><text:span text:style-name="T17">'./data'</text:span><text:span text:style-name="T18">,</text:span></text:p>
      <text:p text:style-name="P29"><text:s text:c="4"/><text:span text:style-name="T19">train</text:span><text:span text:style-name="T20">=</text:span><text:span text:style-name="T22">True</text:span><text:span text:style-name="T18">,</text:span></text:p>
      <text:p text:style-name="P29"><text:s text:c="4"/><text:span text:style-name="T19">download</text:span><text:span text:style-name="T20">=</text:span><text:span text:style-name="T22">True</text:span><text:span text:style-name="T18">,</text:span></text:p>
      <text:p text:style-name="P29"><text:s text:c="4"/><text:span text:style-name="T19">transform</text:span><text:span text:style-name="T20">=</text:span><text:span text:style-name="T19">transform</text:span></text:p>
      <text:p text:style-name="P33">)</text:p>
      <text:p text:style-name="P27"/>
      <text:p text:style-name="P26">testset <text:span text:style-name="T13">=</text:span> torchvision<text:span text:style-name="T13">.</text:span>datasets<text:span text:style-name="T13">.</text:span>CIFAR10<text:span text:style-name="T12">(</text:span></text:p>
      <text:p text:style-name="P29"><text:s text:c="4"/><text:span text:style-name="T19">root</text:span><text:span text:style-name="T20">=</text:span><text:span text:style-name="T17">'./data'</text:span><text:span text:style-name="T18">,</text:span></text:p>
      <text:p text:style-name="P29"><text:s text:c="4"/><text:span text:style-name="T19">train</text:span><text:span text:style-name="T20">=</text:span><text:span text:style-name="T22">False</text:span><text:span text:style-name="T18">,</text:span></text:p>
      <text:p text:style-name="P29"><text:s text:c="4"/><text:span text:style-name="T19">download</text:span><text:span text:style-name="T20">=</text:span><text:span text:style-name="T22">True</text:span><text:span text:style-name="T18">,</text:span></text:p>
      <text:p text:style-name="P29"><text:s text:c="4"/><text:span text:style-name="T19">transform</text:span><text:span text:style-name="T20">=</text:span><text:span text:style-name="T19">transform</text:span></text:p>
      <text:p text:style-name="P33">)</text:p>
      <text:p text:style-name="P27"/>
      <text:p text:style-name="P26">print<text:span text:style-name="T12">(</text:span><text:span text:style-name="T15">f"✅ Dataset de treino carregado: {</text:span>len<text:span text:style-name="T12">(</text:span>trainset<text:span text:style-name="T12">)</text:span><text:span text:style-name="T15">} amostras"</text:span><text:span text:style-name="T12">)</text:span></text:p>
      <text:p text:style-name="P26">print<text:span text:style-name="T12">(</text:span><text:span text:style-name="T15">f"✅ Dataset de teste carregado: {</text:span>len<text:span text:style-name="T12">(</text:span>testset<text:span text:style-name="T12">)</text:span><text:span text:style-name="T15">} amostras"</text:span><text:span text:style-name="T12">)</text:span></text:p>
      <text:p text:style-name="P26">print<text:span text:style-name="T12">(</text:span><text:span text:style-name="T15">f"✅ Classes: {</text:span>CIFAR10_CLASSES<text:span text:style-name="T15">}"</text:span><text:span text:style-name="T12">)</text:span></text:p>
      <text:p text:style-name="P30">📥 <text:span text:style-name="T19">Carregando CIFAR-10...</text:span></text:p>
      <text:p text:style-name="P34">Files already downloaded and verified</text:p>
      <text:p text:style-name="P34"><text:soft-page-break/>Files already downloaded and verified</text:p>
      <text:p text:style-name="P30">✅ <text:span text:style-name="T19">Dataset de treino carregado: 50000 amostras</text:span></text:p>
      <text:p text:style-name="P30">✅ <text:span text:style-name="T19">Dataset de teste carregado: 10000 amostras</text:span></text:p>
      <text:p text:style-name="P30">✅ <text:span text:style-name="T19">Classes: ['airplane', 'automobile', 'bird', 'cat', 'deer', 'dog', 'frog', 'horse', 'ship', 'truck']</text:span></text:p>
      <text:h text:style-name="P31" text:outline-level="2"><text:bookmark text:name="2.-Separa%C3%A7%C3%A3o-de-Clientes"/>2. Separação de Clientes</text:h>
      <text:p text:style-name="P32">Criamos 3 clientes, onde cada cliente possui dados com undersampling para 2 labels específicas.</text:p>
      <text:p text:style-name="P26"><text:span text:style-name="T11">def</text:span> create_non_iid_clients<text:span text:style-name="T12">(</text:span>dataset<text:span text:style-name="T12">,</text:span> num_clients<text:span text:style-name="T12">,</text:span> num_classes<text:span text:style-name="T12">,</text:span></text:p>
      <text:p text:style-name="P29"><text:s text:c="27"/><text:span text:style-name="T19">undersample_count</text:span><text:span text:style-name="T20">=</text:span><text:span text:style-name="T21">50</text:span><text:span text:style-name="T18">,</text:span><text:span text:style-name="T19"> normal_samples</text:span><text:span text:style-name="T20">=</text:span><text:span text:style-name="T21">800</text:span><text:span text:style-name="T18">):</text:span></text:p>
      <text:p text:style-name="P29"><text:s text:c="4"/><text:span text:style-name="T17">"""</text:span></text:p>
      <text:p text:style-name="P35"><text:s text:c="4"/><text:span text:style-name="T19">Cria divisão não-IID dos dados onde cada cliente tem 2 classes com undersample.</text:span></text:p>
      <text:p text:style-name="P27"/>
      <text:p text:style-name="P35"><text:s text:c="4"/><text:span text:style-name="T19">Args:</text:span></text:p>
      <text:p text:style-name="P35"><text:s text:c="8"/><text:span text:style-name="T19">dataset: Dataset PyTorch</text:span></text:p>
      <text:p text:style-name="P35"><text:s text:c="8"/><text:span text:style-name="T19">num_clients: Número de clientes (3)</text:span></text:p>
      <text:p text:style-name="P35"><text:s text:c="8"/><text:span text:style-name="T19">num_classes: Número de classes (10 para CIFAR-10)</text:span></text:p>
      <text:p text:style-name="P35"><text:s text:c="8"/><text:span text:style-name="T19">undersample_count: Número de amostras para classes com undersample</text:span></text:p>
      <text:p text:style-name="P35"><text:s text:c="8"/><text:span text:style-name="T19">normal_samples: Número de amostras para classes normais</text:span></text:p>
      <text:p text:style-name="P27"/>
      <text:p text:style-name="P35"><text:s text:c="4"/><text:span text:style-name="T19">Returns:</text:span></text:p>
      <text:p text:style-name="P35"><text:s text:c="8"/><text:span text:style-name="T19">Lista de datasets (um por cliente) e informações sobre distribuição</text:span></text:p>
      <text:p text:style-name="P35"><text:s text:c="4"/><text:span text:style-name="T19">"""</text:span></text:p>
      <text:p text:style-name="P29"><text:s text:c="4"/><text:span text:style-name="T23"># Organizar índices por classe</text:span></text:p>
      <text:p text:style-name="P29"><text:s text:c="4"/><text:span text:style-name="T19">class_indices </text:span><text:span text:style-name="T20">=</text:span><text:span text:style-name="T19"> defaultdict</text:span><text:span text:style-name="T18">(</text:span><text:span text:style-name="T19">list</text:span><text:span text:style-name="T18">)</text:span></text:p>
      <text:p text:style-name="P29"><text:s text:c="4"/><text:span text:style-name="T22">for</text:span><text:span text:style-name="T19"> idx </text:span><text:span text:style-name="T20">in</text:span><text:span text:style-name="T19"> range</text:span><text:span text:style-name="T18">(</text:span><text:span text:style-name="T19">len</text:span><text:span text:style-name="T18">(</text:span><text:span text:style-name="T19">dataset</text:span><text:span text:style-name="T18">)):</text:span></text:p>
      <text:p text:style-name="P29"><text:s text:c="8"/><text:span text:style-name="T19">_</text:span><text:span text:style-name="T18">,</text:span><text:span text:style-name="T19"> label </text:span><text:span text:style-name="T20">=</text:span><text:span text:style-name="T19"> dataset</text:span><text:span text:style-name="T18">[</text:span><text:span text:style-name="T19">idx</text:span><text:span text:style-name="T18">]</text:span></text:p>
      <text:p text:style-name="P29"><text:s text:c="8"/><text:span text:style-name="T19">class_indices</text:span><text:span text:style-name="T18">[</text:span><text:span text:style-name="T19">label</text:span><text:span text:style-name="T18">]</text:span><text:span text:style-name="T20">.</text:span><text:span text:style-name="T19">append</text:span><text:span text:style-name="T18">(</text:span><text:span text:style-name="T19">idx</text:span><text:span text:style-name="T18">)</text:span></text:p>
      <text:p text:style-name="P27"/>
      <text:p text:style-name="P29"><text:s text:c="4"/><text:span text:style-name="T23"># Embaralhar índices de cada classe</text:span></text:p>
      <text:p text:style-name="P29"><text:s text:c="4"/><text:span text:style-name="T22">for</text:span><text:span text:style-name="T19"> class_id </text:span><text:span text:style-name="T20">in</text:span><text:span text:style-name="T19"> class_indices</text:span><text:span text:style-name="T18">:</text:span></text:p>
      <text:p text:style-name="P29"><text:s text:c="8"/><text:span text:style-name="T19">np</text:span><text:span text:style-name="T20">.</text:span><text:span text:style-name="T19">random</text:span><text:span text:style-name="T20">.</text:span><text:span text:style-name="T19">shuffle</text:span><text:span text:style-name="T18">(</text:span><text:span text:style-name="T19">class_indices</text:span><text:span text:style-name="T18">[</text:span><text:span text:style-name="T19">class_id</text:span><text:span text:style-name="T18">])</text:span></text:p>
      <text:p text:style-name="P27"/>
      <text:p text:style-name="P29"><text:s text:c="4"/><text:span text:style-name="T19">client_datasets </text:span><text:span text:style-name="T20">=</text:span><text:span text:style-name="T19"> </text:span><text:span text:style-name="T18">[]</text:span></text:p>
      <text:p text:style-name="P29"><text:s text:c="4"/><text:span text:style-name="T19">client_info </text:span><text:span text:style-name="T20">=</text:span><text:span text:style-name="T19"> </text:span><text:span text:style-name="T18">[]</text:span></text:p>
      <text:p text:style-name="P29"><text:s text:c="4"/><text:span text:style-name="T19">used_indices </text:span><text:span text:style-name="T20">=</text:span><text:span text:style-name="T19"> set</text:span><text:span text:style-name="T18">()</text:span></text:p>
      <text:p text:style-name="P27"/>
      <text:p text:style-name="P29"><text:s text:c="4"/><text:span text:style-name="T23"># Definir quais 2 classes terão undersample para cada cliente</text:span></text:p>
      <text:p text:style-name="P29"><text:s text:c="4"/><text:span text:style-name="T23"># Cliente 0: classes 0 e 1 com undersample</text:span></text:p>
      <text:p text:style-name="P29"><text:s text:c="4"/><text:span text:style-name="T23"># Cliente 1: classes 2 e 3 com undersample</text:span></text:p>
      <text:p text:style-name="P29"><text:s text:c="4"/><text:span text:style-name="T23"># Cliente 2: classes 4 e 5 com undersample</text:span></text:p>
      <text:p text:style-name="P29"><text:s text:c="4"/><text:span text:style-name="T19">undersample_classes_per_client </text:span><text:span text:style-name="T20">=</text:span><text:span text:style-name="T19"> </text:span><text:span text:style-name="T18">[</text:span></text:p>
      <text:p text:style-name="P29"><text:s text:c="8"/><text:span text:style-name="T18">[</text:span><text:span text:style-name="T21">0</text:span><text:span text:style-name="T18">,</text:span><text:span text:style-name="T19"> </text:span><text:span text:style-name="T21">1</text:span><text:span text:style-name="T18">],</text:span><text:span text:style-name="T19"> <text:s/></text:span><text:span text:style-name="T23"># Cliente 0</text:span></text:p>
      <text:p text:style-name="P29"><text:s text:c="8"/><text:span text:style-name="T18">[</text:span><text:span text:style-name="T21">2</text:span><text:span text:style-name="T18">,</text:span><text:span text:style-name="T19"> </text:span><text:span text:style-name="T21">3</text:span><text:span text:style-name="T18">],</text:span><text:span text:style-name="T19"> <text:s/></text:span><text:span text:style-name="T23"># Cliente 1</text:span></text:p>
      <text:p text:style-name="P29"><text:s text:c="8"/><text:span text:style-name="T18">[</text:span><text:span text:style-name="T21">4</text:span><text:span text:style-name="T18">,</text:span><text:span text:style-name="T19"> </text:span><text:span text:style-name="T21">5</text:span><text:span text:style-name="T18">]</text:span><text:span text:style-name="T19"> <text:s text:c="2"/></text:span><text:span text:style-name="T23"># Cliente 2</text:span></text:p>
      <text:p text:style-name="P29"><text:s text:c="4"/><text:span text:style-name="T18">]</text:span></text:p>
      <text:p text:style-name="P27"/>
      <text:p text:style-name="P29"><text:soft-page-break/><text:s text:c="4"/><text:span text:style-name="T23"># Para cada cliente</text:span></text:p>
      <text:p text:style-name="P29"><text:s text:c="4"/><text:span text:style-name="T22">for</text:span><text:span text:style-name="T19"> client_id </text:span><text:span text:style-name="T20">in</text:span><text:span text:style-name="T19"> range</text:span><text:span text:style-name="T18">(</text:span><text:span text:style-name="T19">num_clients</text:span><text:span text:style-name="T18">):</text:span></text:p>
      <text:p text:style-name="P29"><text:s text:c="8"/><text:span text:style-name="T19">client_indices </text:span><text:span text:style-name="T20">=</text:span><text:span text:style-name="T19"> </text:span><text:span text:style-name="T18">[]</text:span></text:p>
      <text:p text:style-name="P29"><text:s text:c="8"/><text:span text:style-name="T19">client_dist </text:span><text:span text:style-name="T20">=</text:span><text:span text:style-name="T19"> </text:span><text:span text:style-name="T18">{}</text:span></text:p>
      <text:p text:style-name="P27"/>
      <text:p text:style-name="P29"><text:s text:c="8"/><text:span text:style-name="T23"># Classes com undersample para este cliente</text:span></text:p>
      <text:p text:style-name="P29"><text:s text:c="8"/><text:span text:style-name="T19">undersample_classes </text:span><text:span text:style-name="T20">=</text:span><text:span text:style-name="T19"> undersample_classes_per_client</text:span><text:span text:style-name="T18">[</text:span><text:span text:style-name="T19">client_id</text:span><text:span text:style-name="T18">]</text:span></text:p>
      <text:p text:style-name="P27"/>
      <text:p text:style-name="P29"><text:s text:c="8"/><text:span text:style-name="T23"># Para cada classe</text:span></text:p>
      <text:p text:style-name="P29"><text:s text:c="8"/><text:span text:style-name="T22">for</text:span><text:span text:style-name="T19"> class_id </text:span><text:span text:style-name="T20">in</text:span><text:span text:style-name="T19"> range</text:span><text:span text:style-name="T18">(</text:span><text:span text:style-name="T19">num_classes</text:span><text:span text:style-name="T18">):</text:span></text:p>
      <text:p text:style-name="P29"><text:s text:c="12"/><text:span text:style-name="T23"># Determinar quantas amostras pegar</text:span></text:p>
      <text:p text:style-name="P29"><text:s text:c="12"/><text:span text:style-name="T22">if</text:span><text:span text:style-name="T19"> class_id </text:span><text:span text:style-name="T20">in</text:span><text:span text:style-name="T19"> undersample_classes</text:span><text:span text:style-name="T18">:</text:span></text:p>
      <text:p text:style-name="P29"><text:s text:c="16"/><text:span text:style-name="T19">samples_to_take </text:span><text:span text:style-name="T20">=</text:span><text:span text:style-name="T19"> undersample_count</text:span></text:p>
      <text:p text:style-name="P29"><text:s text:c="12"/><text:span text:style-name="T22">else</text:span><text:span text:style-name="T18">:</text:span></text:p>
      <text:p text:style-name="P29"><text:s text:c="16"/><text:span text:style-name="T19">samples_to_take </text:span><text:span text:style-name="T20">=</text:span><text:span text:style-name="T19"> normal_samples</text:span></text:p>
      <text:p text:style-name="P27"/>
      <text:p text:style-name="P29"><text:s text:c="12"/><text:span text:style-name="T23"># Pegar amostras não usadas</text:span></text:p>
      <text:p text:style-name="P29"><text:s text:c="12"/><text:span text:style-name="T19">available </text:span><text:span text:style-name="T20">=</text:span><text:span text:style-name="T19"> </text:span><text:span text:style-name="T18">[</text:span><text:span text:style-name="T19">idx </text:span><text:span text:style-name="T22">for</text:span><text:span text:style-name="T19"> idx </text:span><text:span text:style-name="T20">in</text:span><text:span text:style-name="T19"> class_indices</text:span><text:span text:style-name="T18">[</text:span><text:span text:style-name="T19">class_id</text:span><text:span text:style-name="T18">]</text:span><text:span text:style-name="T19"> </text:span><text:span text:style-name="T22">if</text:span><text:span text:style-name="T19"> idx </text:span><text:span text:style-name="T20">not</text:span><text:span text:style-name="T19"> </text:span><text:span text:style-name="T20">in</text:span><text:span text:style-name="T19"> used_indices</text:span><text:span text:style-name="T18">]</text:span></text:p>
      <text:p text:style-name="P29"><text:s text:c="12"/><text:span text:style-name="T19">selected </text:span><text:span text:style-name="T20">=</text:span><text:span text:style-name="T19"> available</text:span><text:span text:style-name="T18">[:</text:span><text:span text:style-name="T19">samples_to_take</text:span><text:span text:style-name="T18">]</text:span></text:p>
      <text:p text:style-name="P27"/>
      <text:p text:style-name="P29"><text:s text:c="12"/><text:span text:style-name="T19">client_indices</text:span><text:span text:style-name="T20">.</text:span><text:span text:style-name="T19">extend</text:span><text:span text:style-name="T18">(</text:span><text:span text:style-name="T19">selected</text:span><text:span text:style-name="T18">)</text:span></text:p>
      <text:p text:style-name="P29"><text:s text:c="12"/><text:span text:style-name="T19">used_indices</text:span><text:span text:style-name="T20">.</text:span><text:span text:style-name="T19">update</text:span><text:span text:style-name="T18">(</text:span><text:span text:style-name="T19">selected</text:span><text:span text:style-name="T18">)</text:span></text:p>
      <text:p text:style-name="P29"><text:s text:c="12"/><text:span text:style-name="T19">client_dist</text:span><text:span text:style-name="T18">[</text:span><text:span text:style-name="T19">class_id</text:span><text:span text:style-name="T18">]</text:span><text:span text:style-name="T19"> </text:span><text:span text:style-name="T20">=</text:span><text:span text:style-name="T19"> len</text:span><text:span text:style-name="T18">(</text:span><text:span text:style-name="T19">selected</text:span><text:span text:style-name="T18">)</text:span></text:p>
      <text:p text:style-name="P27"/>
      <text:p text:style-name="P29"><text:s text:c="8"/><text:span text:style-name="T23"># Criar subset para o cliente</text:span></text:p>
      <text:p text:style-name="P29"><text:s text:c="8"/><text:span text:style-name="T19">client_dataset </text:span><text:span text:style-name="T20">=</text:span><text:span text:style-name="T19"> Subset</text:span><text:span text:style-name="T18">(</text:span><text:span text:style-name="T19">dataset</text:span><text:span text:style-name="T18">,</text:span><text:span text:style-name="T19"> client_indices</text:span><text:span text:style-name="T18">)</text:span></text:p>
      <text:p text:style-name="P29"><text:s text:c="8"/><text:span text:style-name="T19">client_datasets</text:span><text:span text:style-name="T20">.</text:span><text:span text:style-name="T19">append</text:span><text:span text:style-name="T18">(</text:span><text:span text:style-name="T19">client_dataset</text:span><text:span text:style-name="T18">)</text:span></text:p>
      <text:p text:style-name="P29"><text:s text:c="8"/><text:span text:style-name="T19">client_info</text:span><text:span text:style-name="T20">.</text:span><text:span text:style-name="T19">append</text:span><text:span text:style-name="T18">({</text:span></text:p>
      <text:p text:style-name="P29"><text:s text:c="12"/><text:span text:style-name="T17">'distribution'</text:span><text:span text:style-name="T18">:</text:span><text:span text:style-name="T19"> client_dist</text:span><text:span text:style-name="T18">,</text:span></text:p>
      <text:p text:style-name="P29"><text:s text:c="12"/><text:span text:style-name="T17">'undersample_classes'</text:span><text:span text:style-name="T18">:</text:span><text:span text:style-name="T19"> undersample_classes</text:span><text:span text:style-name="T18">,</text:span></text:p>
      <text:p text:style-name="P29"><text:s text:c="12"/><text:span text:style-name="T17">'total_samples'</text:span><text:span text:style-name="T18">:</text:span><text:span text:style-name="T19"> len</text:span><text:span text:style-name="T18">(</text:span><text:span text:style-name="T19">client_indices</text:span><text:span text:style-name="T18">)</text:span></text:p>
      <text:p text:style-name="P29"><text:s text:c="8"/><text:span text:style-name="T18">})</text:span></text:p>
      <text:p text:style-name="P27"/>
      <text:p text:style-name="P29"><text:s text:c="4"/><text:span text:style-name="T22">return</text:span><text:span text:style-name="T19"> client_datasets</text:span><text:span text:style-name="T18">,</text:span><text:span text:style-name="T19"> client_info</text:span></text:p>
      <text:p text:style-name="P27"/>
      <text:p text:style-name="P28"># Criar divisão dos clientes</text:p>
      <text:p text:style-name="P26">print<text:span text:style-name="T12">(</text:span><text:span text:style-name="T15">"🔄 Criando divisão de clientes...\n"</text:span><text:span text:style-name="T12">)</text:span></text:p>
      <text:p text:style-name="P26">client_trainsets<text:span text:style-name="T12">,</text:span> client_info <text:span text:style-name="T13">=</text:span> create_non_iid_clients<text:span text:style-name="T12">(</text:span></text:p>
      <text:p text:style-name="P29"><text:s text:c="4"/><text:span text:style-name="T19">trainset</text:span><text:span text:style-name="T18">,</text:span></text:p>
      <text:p text:style-name="P29"><text:s text:c="4"/><text:span text:style-name="T19">NUM_CLIENTS</text:span><text:span text:style-name="T18">,</text:span></text:p>
      <text:p text:style-name="P29"><text:s text:c="4"/><text:span text:style-name="T19">NUM_CLASSES</text:span><text:span text:style-name="T18">,</text:span></text:p>
      <text:p text:style-name="P29"><text:s text:c="4"/><text:span text:style-name="T19">undersample_count</text:span><text:span text:style-name="T20">=</text:span><text:span text:style-name="T19">UNDERSAMPLE_COUNT</text:span><text:span text:style-name="T18">,</text:span></text:p>
      <text:p text:style-name="P29"><text:s text:c="4"/><text:span text:style-name="T19">normal_samples</text:span><text:span text:style-name="T20">=</text:span><text:span text:style-name="T19">NORMAL_SAMPLES_PER_CLASS</text:span></text:p>
      <text:p text:style-name="P33">)</text:p>
      <text:p text:style-name="P27"/>
      <text:p text:style-name="P28"># Imprimir informações de cada cliente</text:p>
      <text:p text:style-name="P26">print<text:span text:style-name="T12">(</text:span><text:span text:style-name="T15">"="</text:span><text:span text:style-name="T13">*</text:span><text:span text:style-name="T14">80</text:span><text:span text:style-name="T12">)</text:span></text:p>
      <text:p text:style-name="P26">print<text:span text:style-name="T12">(</text:span><text:span text:style-name="T15">"📋 DISTRIBUIÇÃO DOS DADOS POR CLIENTE"</text:span><text:span text:style-name="T12">)</text:span></text:p>
      <text:p text:style-name="P26">print<text:span text:style-name="T12">(</text:span><text:span text:style-name="T15">"="</text:span><text:span text:style-name="T13">*</text:span><text:span text:style-name="T14">80</text:span><text:span text:style-name="T12">)</text:span></text:p>
      <text:p text:style-name="P27"/>
      <text:p text:style-name="P26"><text:span text:style-name="T11">for</text:span> client_id<text:span text:style-name="T12">,</text:span> info <text:span text:style-name="T13">in</text:span> enumerate<text:span text:style-name="T12">(</text:span>client_info<text:span text:style-name="T12">):</text:span></text:p>
      <text:p text:style-name="P29"><text:s text:c="4"/><text:span text:style-name="T19">print</text:span><text:span text:style-name="T18">(</text:span><text:span text:style-name="T17">f"\n👤 Cliente {</text:span><text:span text:style-name="T19">client_id </text:span><text:span text:style-name="T20">+</text:span><text:span text:style-name="T19"> </text:span><text:span text:style-name="T21">1</text:span><text:span text:style-name="T17">}:"</text:span><text:span text:style-name="T18">)</text:span></text:p>
      <text:p text:style-name="P29"><text:soft-page-break/><text:s text:c="4"/><text:span text:style-name="T19">print</text:span><text:span text:style-name="T18">(</text:span><text:span text:style-name="T17">f" <text:s text:c="2"/>Total de amostras: {</text:span><text:span text:style-name="T19">info</text:span><text:span text:style-name="T18">[</text:span><text:span text:style-name="T17">'total_samples'</text:span><text:span text:style-name="T18">]</text:span><text:span text:style-name="T17">}"</text:span><text:span text:style-name="T18">)</text:span></text:p>
      <text:p text:style-name="P29"><text:s text:c="4"/><text:span text:style-name="T19">undersample_class_names </text:span><text:span text:style-name="T20">=</text:span><text:span text:style-name="T19"> </text:span><text:span text:style-name="T18">[</text:span><text:span text:style-name="T19">CIFAR10_CLASSES</text:span><text:span text:style-name="T18">[</text:span><text:span text:style-name="T19">c</text:span><text:span text:style-name="T18">]</text:span><text:span text:style-name="T19"> </text:span><text:span text:style-name="T22">for</text:span><text:span text:style-name="T19"> c </text:span><text:span text:style-name="T20">in</text:span><text:span text:style-name="T19"> info</text:span><text:span text:style-name="T18">[</text:span><text:span text:style-name="T17">'undersample_classes'</text:span><text:span text:style-name="T18">]]</text:span></text:p>
      <text:p text:style-name="P29"><text:s text:c="4"/><text:span text:style-name="T19">print</text:span><text:span text:style-name="T18">(</text:span><text:span text:style-name="T17">f" <text:s text:c="2"/>Classes com UNDERSAMPLE: {</text:span><text:span text:style-name="T19">undersample_class_names</text:span><text:span text:style-name="T17">}"</text:span><text:span text:style-name="T18">)</text:span></text:p>
      <text:p text:style-name="P29"><text:s text:c="4"/><text:span text:style-name="T19">print</text:span><text:span text:style-name="T18">(</text:span><text:span text:style-name="T17">f" <text:s text:c="2"/>Distribuição por classe:"</text:span><text:span text:style-name="T18">)</text:span></text:p>
      <text:p text:style-name="P27"/>
      <text:p text:style-name="P29"><text:s text:c="4"/><text:span text:style-name="T22">for</text:span><text:span text:style-name="T19"> class_id </text:span><text:span text:style-name="T20">in</text:span><text:span text:style-name="T19"> range</text:span><text:span text:style-name="T18">(</text:span><text:span text:style-name="T19">NUM_CLASSES</text:span><text:span text:style-name="T18">):</text:span></text:p>
      <text:p text:style-name="P29"><text:s text:c="8"/><text:span text:style-name="T19">count </text:span><text:span text:style-name="T20">=</text:span><text:span text:style-name="T19"> info</text:span><text:span text:style-name="T18">[</text:span><text:span text:style-name="T17">'distribution'</text:span><text:span text:style-name="T18">][</text:span><text:span text:style-name="T19">class_id</text:span><text:span text:style-name="T18">]</text:span></text:p>
      <text:p text:style-name="P29"><text:s text:c="8"/><text:span text:style-name="T19">marker </text:span><text:span text:style-name="T20">=</text:span><text:span text:style-name="T19"> </text:span><text:span text:style-name="T17">"⚠️ UNDERSAMPLE"</text:span><text:span text:style-name="T19"> </text:span><text:span text:style-name="T22">if</text:span><text:span text:style-name="T19"> class_id </text:span><text:span text:style-name="T20">in</text:span><text:span text:style-name="T19"> info</text:span><text:span text:style-name="T18">[</text:span><text:span text:style-name="T17">'undersample_classes'</text:span><text:span text:style-name="T18">]</text:span><text:span text:style-name="T19"> </text:span><text:span text:style-name="T22">else</text:span><text:span text:style-name="T19"> </text:span><text:span text:style-name="T17">""</text:span></text:p>
      <text:p text:style-name="P29"><text:s text:c="8"/><text:span text:style-name="T19">print</text:span><text:span text:style-name="T18">(</text:span><text:span text:style-name="T17">f" <text:s text:c="5"/>{</text:span><text:span text:style-name="T19">CIFAR10_CLASSES</text:span><text:span text:style-name="T18">[</text:span><text:span text:style-name="T19">class_id</text:span><text:span text:style-name="T18">]</text:span><text:span text:style-name="T17">:12s}: {</text:span><text:span text:style-name="T19">count</text:span><text:span text:style-name="T17">:4d} amostras {</text:span><text:span text:style-name="T19">marker</text:span><text:span text:style-name="T17">}"</text:span><text:span text:style-name="T18">)</text:span></text:p>
      <text:p text:style-name="P27"/>
      <text:p text:style-name="P26">print<text:span text:style-name="T12">(</text:span><text:span text:style-name="T15">"\n"</text:span> <text:span text:style-name="T13">+</text:span> <text:span text:style-name="T15">"="</text:span><text:span text:style-name="T13">*</text:span><text:span text:style-name="T14">80</text:span><text:span text:style-name="T12">)</text:span></text:p>
      <text:p text:style-name="P30">🔄 <text:span text:style-name="T19">Criando divisão de clientes...</text:span></text:p>
      <text:p text:style-name="P36"/>
      <text:p text:style-name="P34">================================================================================</text:p>
      <text:p text:style-name="P30"> <text:span text:style-name="T19">DISTRIBUIÇÃO DOS DADOS POR CLIENTE</text:span></text:p>
      <text:p text:style-name="P34">================================================================================</text:p>
      <text:p text:style-name="P36"/>
      <text:p text:style-name="P30"> <text:span text:style-name="T19">Cliente 1:</text:span></text:p>
      <text:p text:style-name="P30"><text:s text:c="3"/><text:span text:style-name="T19">Total de amostras: 6500</text:span></text:p>
      <text:p text:style-name="P30"><text:s text:c="3"/><text:span text:style-name="T19">Classes com UNDERSAMPLE: ['airplane', 'automobile']</text:span></text:p>
      <text:p text:style-name="P30"><text:s text:c="3"/><text:span text:style-name="T19">Distribuição por classe:</text:span></text:p>
      <text:p text:style-name="P30"><text:s text:c="6"/><text:span text:style-name="T19">airplane <text:s text:c="3"/>: <text:s text:c="2"/>50 amostras ⚠️ UNDERSAMPLE</text:span></text:p>
      <text:p text:style-name="P30"><text:s text:c="6"/><text:span text:style-name="T19">automobile <text:s/>: <text:s text:c="2"/>50 amostras ⚠️ UNDERSAMPLE</text:span></text:p>
      <text:p text:style-name="P30"><text:s text:c="6"/><text:span text:style-name="T19">bird <text:s text:c="7"/>: <text:s/>800 amostras </text:span></text:p>
      <text:p text:style-name="P30"><text:s text:c="6"/><text:span text:style-name="T19">cat <text:s text:c="8"/>: <text:s/>800 amostras </text:span></text:p>
      <text:p text:style-name="P30"><text:s text:c="6"/><text:span text:style-name="T19">deer <text:s text:c="7"/>: <text:s/>800 amostras </text:span></text:p>
      <text:p text:style-name="P30"><text:s text:c="6"/><text:span text:style-name="T19">dog <text:s text:c="8"/>: <text:s/>800 amostras </text:span></text:p>
      <text:p text:style-name="P30"><text:s text:c="6"/><text:span text:style-name="T19">frog <text:s text:c="7"/>: <text:s/>800 amostras </text:span></text:p>
      <text:p text:style-name="P30"><text:s text:c="6"/><text:span text:style-name="T19">horse <text:s text:c="6"/>: <text:s/>800 amostras </text:span></text:p>
      <text:p text:style-name="P30"><text:s text:c="6"/><text:span text:style-name="T19">ship <text:s text:c="7"/>: <text:s/>800 amostras </text:span></text:p>
      <text:p text:style-name="P30"><text:s text:c="6"/><text:span text:style-name="T19">truck <text:s text:c="6"/>: <text:s/>800 amostras </text:span></text:p>
      <text:p text:style-name="P36"/>
      <text:p text:style-name="P30"> <text:span text:style-name="T19">Cliente 2:</text:span></text:p>
      <text:p text:style-name="P30"><text:s text:c="3"/><text:span text:style-name="T19">Total de amostras: 6500</text:span></text:p>
      <text:p text:style-name="P30"><text:s text:c="3"/><text:span text:style-name="T19">Classes com UNDERSAMPLE: ['bird', 'cat']</text:span></text:p>
      <text:p text:style-name="P30"><text:s text:c="3"/><text:span text:style-name="T19">Distribuição por classe:</text:span></text:p>
      <text:p text:style-name="P30"><text:s text:c="6"/><text:span text:style-name="T19">airplane <text:s text:c="3"/>: <text:s/>800 amostras </text:span></text:p>
      <text:p text:style-name="P30"><text:s text:c="6"/><text:span text:style-name="T19">automobile <text:s/>: <text:s/>800 amostras </text:span></text:p>
      <text:p text:style-name="P30"><text:s text:c="6"/><text:span text:style-name="T19">bird <text:s text:c="7"/>: <text:s text:c="2"/>50 amostras ⚠️ UNDERSAMPLE</text:span></text:p>
      <text:p text:style-name="P30"><text:s text:c="6"/><text:span text:style-name="T19">cat <text:s text:c="8"/>: <text:s text:c="2"/>50 amostras ⚠️ UNDERSAMPLE</text:span></text:p>
      <text:p text:style-name="P30"><text:s text:c="6"/><text:span text:style-name="T19">deer <text:s text:c="7"/>: <text:s/>800 amostras </text:span></text:p>
      <text:p text:style-name="P30"><text:s text:c="6"/><text:span text:style-name="T19">dog <text:s text:c="8"/>: <text:s/>800 amostras </text:span></text:p>
      <text:p text:style-name="P30"><text:s text:c="6"/><text:span text:style-name="T19">frog <text:s text:c="7"/>: <text:s/>800 amostras </text:span></text:p>
      <text:p text:style-name="P30"><text:s text:c="6"/><text:span text:style-name="T19">horse <text:s text:c="6"/>: <text:s/>800 amostras </text:span></text:p>
      <text:p text:style-name="P30"><text:s text:c="6"/><text:span text:style-name="T19">ship <text:s text:c="7"/>: <text:s/>800 amostras </text:span></text:p>
      <text:p text:style-name="P30"><text:s text:c="6"/><text:span text:style-name="T19">truck <text:s text:c="6"/>: <text:s/>800 amostras </text:span></text:p>
      <text:p text:style-name="P36"/>
      <text:p text:style-name="P30"> <text:span text:style-name="T19">Cliente 3:</text:span></text:p>
      <text:p text:style-name="P30"><text:soft-page-break/><text:s text:c="3"/><text:span text:style-name="T19">Total de amostras: 6500</text:span></text:p>
      <text:p text:style-name="P30"><text:s text:c="3"/><text:span text:style-name="T19">Classes com UNDERSAMPLE: ['deer', 'dog']</text:span></text:p>
      <text:p text:style-name="P30"><text:s text:c="3"/><text:span text:style-name="T19">Distribuição por classe:</text:span></text:p>
      <text:p text:style-name="P30"><text:s text:c="6"/><text:span text:style-name="T19">airplane <text:s text:c="3"/>: <text:s/>800 amostras </text:span></text:p>
      <text:p text:style-name="P30"><text:s text:c="6"/><text:span text:style-name="T19">automobile <text:s/>: <text:s/>800 amostras </text:span></text:p>
      <text:p text:style-name="P30"><text:s text:c="6"/><text:span text:style-name="T19">bird <text:s text:c="7"/>: <text:s/>800 amostras </text:span></text:p>
      <text:p text:style-name="P30"><text:s text:c="6"/><text:span text:style-name="T19">cat <text:s text:c="8"/>: <text:s/>800 amostras </text:span></text:p>
      <text:p text:style-name="P30"><text:s text:c="6"/><text:span text:style-name="T19">deer <text:s text:c="7"/>: <text:s text:c="2"/>50 amostras ⚠️ UNDERSAMPLE</text:span></text:p>
      <text:p text:style-name="P30"><text:s text:c="6"/><text:span text:style-name="T19">dog <text:s text:c="8"/>: <text:s text:c="2"/>50 amostras ⚠️ UNDERSAMPLE</text:span></text:p>
      <text:p text:style-name="P30"><text:s text:c="6"/><text:span text:style-name="T19">frog <text:s text:c="7"/>: <text:s/>800 amostras </text:span></text:p>
      <text:p text:style-name="P30"><text:s text:c="6"/><text:span text:style-name="T19">horse <text:s text:c="6"/>: <text:s/>800 amostras </text:span></text:p>
      <text:p text:style-name="P30"><text:s text:c="6"/><text:span text:style-name="T19">ship <text:s text:c="7"/>: <text:s/>800 amostras </text:span></text:p>
      <text:p text:style-name="P30"><text:s text:c="6"/><text:span text:style-name="T19">truck <text:s text:c="6"/>: <text:s/>800 amostras </text:span></text:p>
      <text:p text:style-name="P36"/>
      <text:p text:style-name="P34">================================================================================</text:p>
      <text:h text:style-name="P31" text:outline-level="2"><text:bookmark text:name="3.-Federated-Learning"/>3. Federated Learning</text:h>
      <text:p text:style-name="P37"><text:span text:style-name="Strong_20_Emphasis"><text:span text:style-name="T24">Implemente aqui o código de Federated Learning usando o framework Flower.</text:span></text:span></text:p>
      <text:p text:style-name="P32">Os dados já estão preparados:</text:p>
      <text:list text:style-name="L6">
        <text:list-item>
          <text:p text:style-name="P38"><text:span text:style-name="Source_20_Text"><text:span text:style-name="T25">client_trainsets</text:span></text:span><text:span text:style-name="T26">: Lista com 3 datasets, um para cada cliente</text:span></text:p>
        </text:list-item>
        <text:list-item>
          <text:p text:style-name="P38"><text:span text:style-name="Source_20_Text"><text:span text:style-name="T25">testset</text:span></text:span><text:span text:style-name="T26">: Dataset de teste para avaliação</text:span></text:p>
        </text:list-item>
        <text:list-item>
          <text:p text:style-name="P38"><text:span text:style-name="Source_20_Text"><text:span text:style-name="T25">client_info</text:span></text:span><text:span text:style-name="T26">: Informações sobre a distribuição de dados de cada cliente</text:span></text:p>
        </text:list-item>
      </text:list>
      <text:h text:style-name="P39" text:outline-level="3"><text:bookmark text:name="Dicas:"/>Dicas:</text:h>
      <text:list text:style-name="L7">
        <text:list-item>
          <text:p text:style-name="P40"><text:span text:style-name="T26">Use </text:span><text:span text:style-name="Source_20_Text"><text:span text:style-name="T25">flwr</text:span></text:span><text:span text:style-name="T26"> (Flower) para implementar o federated learning</text:span></text:p>
        </text:list-item>
        <text:list-item>
          <text:p text:style-name="P40"><text:span text:style-name="T26">Cada cliente deve treinar localmente com seu dataset (</text:span><text:span text:style-name="Source_20_Text"><text:span text:style-name="T25">client_trainsets[client_id]</text:span></text:span><text:span text:style-name="T26">)</text:span></text:p>
        </text:list-item>
        <text:list-item>
          <text:p text:style-name="P41">O servidor deve agregar os modelos dos clientes</text:p>
        </text:list-item>
        <text:list-item>
          <text:p text:style-name="P40"><text:span text:style-name="T26">Use </text:span><text:span text:style-name="Source_20_Text"><text:span text:style-name="T25">testset</text:span></text:span><text:span text:style-name="T26"> para avaliar o modelo global</text:span></text:p>
        </text:list-item>
      </text:list>
      <text:p text:style-name="P28"># ============================================================================</text:p>
      <text:p text:style-name="P28"># IMPLEMENTE AQUI O CÓDIGO DE FEDERATED LEARNING</text:p>
      <text:p text:style-name="P28"># ============================================================================</text:p>
      <text:p text:style-name="P27"/>
      <text:p text:style-name="P26">print<text:span text:style-name="T12">(</text:span><text:span text:style-name="T15">"📝 Implemente o código de Federated Learning acima!"</text:span><text:span text:style-name="T12">)</text:span></text:p>
      <text:p text:style-name="P30">📝 <text:span text:style-name="T19">Implemente o código de Federated Learning acima!</text:span></text:p>
      <text:p text:style-name="P21"/>
      <text:p text:style-name="P19"/>
      <text:list text:continue-list="list105821486655256" text:style-name="L1">
        <text:list-header>
          <text:p text:style-name="P20">ANEXO B: Passo-a-passo do Differential Privacy</text:p>
        </text:list-header>
      </text:list>
      <text:p text:style-name="P23"/>
      <text:p text:style-name="P42">Obs.: Lembre-se de devolver material com pesquisa, gráficos e comparações, similar aos código. Não apresente um trabalho com texto breve, escrito por extenso, mas um documento com código e simulação dos resultados!</text:p>
      <text:p text:style-name="P19"/>
      <text:p text:style-name="P19"/>
      <text:p text:style-name="P43">O DP de exemplo se encontra no endereço a seguir:</text:p>
      <text:p text:style-name="P43"/>
      <text:p text:style-name="P44"><text:a xlink:type="simple" xlink:href="https://github.com/rdmff/IN1098RobertoArthur/tree/main/DifferentialPrivacy" text:style-name="Internet_20_link" text:visited-style-name="Visited_20_Internet_20_Link">https://github.com/rdmff/IN1098RobertoArthur/tree/main/DifferentialPrivacy</text:a> </text:p>
      <text:p text:style-name="P43"/>
      <text:p text:style-name="P45">Após acessar o endereço, siga as etapas:</text:p>
      <text:p text:style-name="P43"/>
      <text:p text:style-name="P46">1. Busque um arquivo, com maior versão, nomeado:</text:p>
      <text:p text:style-name="P47"><text:a xlink:type="simple" xlink:href="https://github.com/rdmff/IN1098RobertoArthur/blob/main/DifferentialPrivacy_v14.2.beta.ipynb" text:style-name="Internet_20_link" text:visited-style-name="Visited_20_Internet_20_Link"><text:span text:style-name="T27">DifferentialPrivacy_v</text:span><text:span text:style-name="T28">X</text:span><text:span text:style-name="T27">.</text:span><text:span text:style-name="T28">Y</text:span><text:span text:style-name="T27">.beta.ipynb</text:span></text:a></text:p>
      <text:p text:style-name="P45">2. Abra no Jupyter Notebook do Anaconda ou Plataforma que carregue o formato que desejar.</text:p>
      <text:p text:style-name="P45">3. Observe o bloco de imports e instale as dependências faltantes, inclusive <text:span text:style-name="T29">Opacus</text:span>:</text:p>
      <text:p text:style-name="P48"><text:span text:style-name="T30">pip install opacus==1.3.0</text:span> </text:p>
      <text:p text:style-name="P49">4. Execute os blocos de código (apenas os que têm código Python, ignorando os de texto/Markdown). Execute-os de cima para baixo, um após o outro.</text:p>
      <text:p text:style-name="P49">5. O documento separa os testes em duas partes:</text:p>
      <text:list text:style-name="L8">
        <text:list-item>
          <text:p text:style-name="P50"><text:span text:style-name="T2">A) Baselines:</text:span> são as redes neurais, comuns, usadas – neste caso Convolutional Network. Observar gráficos e resultados.</text:p>
        </text:list-item>
        <text:list-item>
          <text:p text:style-name="P50"><text:soft-page-break/><text:span text:style-name="T2">B) DP:</text:span> parte onde o sistema irá adicionar ruído branco nos dados, escondendo informações pessoais dos dados originais. Vai gerar alguns gráficos, onde a precisão (<text:span text:style-name="T1">acuracy</text:span>) perdida é pouca, devido ao Opacus e ocultamento das informações do cliente. Observar gráficos e resultados.</text:p>
        </text:list-item>
      </text:list>
      <text:p text:style-name="P19"/>
      <text:p text:style-name="P51">Exercício<text:span text:style-name="T31">s:</text:span></text:p>
      <text:p text:style-name="P52">1) altere <text:span text:style-name="T32">alguns parâmetros da seção de código “</text:span><text:span text:style-name="T31">Ajustes de parâmetros</text:span><text:span text:style-name="T32">” </text:span><text:span text:style-name="T31">da parte B</text:span><text:span text:style-name="T32"> e execute novamente todos os passos, </text:span><text:span text:style-name="T31">gerando novos gráficos e resultados</text:span><text:span text:style-name="T32">. </text:span><text:span text:style-name="T31">Altere: batch_size_dp para </text:span><text:span text:style-name="T33">32</text:span><text:span text:style-name="T31">, max_grad_norm para </text:span><text:span text:style-name="T33">1.5</text:span><text:span text:style-name="T31"> e a privacidade para “</text:span><text:span text:style-name="T33">média</text:span><text:span text:style-name="T31">”.</text:span></text:p>
      <text:p text:style-name="P43"/>
      <text:p text:style-name="P53">2) Desafio. Dada a rede neural residual, abaixo, com padrões similares aos das anteriores, adicione esta e plote gráfico e resultados com as demais e o DP.</text:p>
      <text:p text:style-name="P53"/>
      <text:p text:style-name="P54">Arquivo, <text:span text:style-name="T34">também,</text:span> no <text:span text:style-name="T35">r</text:span>epositório do GitHub <text:span text:style-name="T35">com nome </text:span>“<text:span text:style-name="T36">resnet.py</text:span><text:span text:style-name="T37">”:</text:span></text:p>
      <text:p text:style-name="P53">“</text:p>
      <text:p text:style-name="P55"># ResNet Block</text:p>
      <text:p text:style-name="P55">class ResidualBlock(nn.Module):</text:p>
      <text:p text:style-name="P55"><text:s text:c="4"/>def __init__(self, in_channels, out_channels, stride=1):</text:p>
      <text:p text:style-name="P55"><text:s text:c="8"/>super().__init__()</text:p>
      <text:p text:style-name="P55"><text:s text:c="8"/>self.conv1 = nn.Conv2d(in_channels, out_channels, 3, stride, padding=1, bias=False)</text:p>
      <text:p text:style-name="P55"><text:s text:c="8"/>self.bn1 = nn.BatchNorm2d(out_channels)</text:p>
      <text:p text:style-name="P55"><text:s text:c="8"/>self.conv2 = nn.Conv2d(out_channels, out_channels, 3, 1, padding=1, bias=False)</text:p>
      <text:p text:style-name="P55"><text:s text:c="8"/>self.bn2 = nn.BatchNorm2d(out_channels)</text:p>
      <text:p text:style-name="P55"><text:s text:c="8"/></text:p>
      <text:p text:style-name="P55"><text:s text:c="8"/>self.shortcut = nn.Sequential()</text:p>
      <text:p text:style-name="P55"><text:s text:c="8"/>if stride != 1 or in_channels != out_channels:</text:p>
      <text:p text:style-name="P55"><text:s text:c="12"/>self.shortcut = nn.Sequential(</text:p>
      <text:p text:style-name="P55"><text:s text:c="16"/>nn.Conv2d(in_channels, out_channels, 1, stride, bias=False),</text:p>
      <text:p text:style-name="P55"><text:s text:c="16"/>nn.BatchNorm2d(out_channels)</text:p>
      <text:p text:style-name="P55"><text:s text:c="12"/>)</text:p>
      <text:p text:style-name="P55"><text:s text:c="4"/></text:p>
      <text:p text:style-name="P55"><text:s text:c="4"/>def forward(self, x):</text:p>
      <text:p text:style-name="P55"><text:s text:c="8"/>out = F.relu(self.bn1(self.conv1(x)))</text:p>
      <text:p text:style-name="P55"><text:s text:c="8"/>out = self.bn2(self.conv2(out))</text:p>
      <text:p text:style-name="P55"><text:s text:c="8"/>out += self.shortcut(x)</text:p>
      <text:p text:style-name="P55"><text:s text:c="8"/>return F.relu(out)</text:p>
      <text:p text:style-name="P55"/>
      <text:p text:style-name="P55">class SimpleResNet(nn.Module):</text:p>
      <text:p text:style-name="P55"><text:soft-page-break/><text:s text:c="4"/>def __init__(self, num_classes=10):</text:p>
      <text:p text:style-name="P55"><text:s text:c="8"/>super().__init__()</text:p>
      <text:p text:style-name="P55"><text:s text:c="8"/>self.in_channels = 64</text:p>
      <text:p text:style-name="P55"><text:s text:c="8"/></text:p>
      <text:p text:style-name="P55"><text:s text:c="8"/>self.conv1 = nn.Conv2d(3, 64, 3, padding=1, bias=False)</text:p>
      <text:p text:style-name="P55"><text:s text:c="8"/>self.bn1 = nn.BatchNorm2d(64)</text:p>
      <text:p text:style-name="P55"><text:s text:c="8"/>self.layer1 = self._make_layer(64, 2, stride=1)</text:p>
      <text:p text:style-name="P55"><text:s text:c="8"/>self.layer2 = self._make_layer(128, 2, stride=2)</text:p>
      <text:p text:style-name="P55"><text:s text:c="8"/>self.layer3 = self._make_layer(256, 2, stride=2)</text:p>
      <text:p text:style-name="P55"><text:s text:c="8"/>self.avgpool = nn.AdaptiveAvgPool2d((1, 1))</text:p>
      <text:p text:style-name="P55"><text:s text:c="8"/>self.fc = nn.Linear(256, num_classes)</text:p>
      <text:p text:style-name="P55"><text:s text:c="4"/></text:p>
      <text:p text:style-name="P55"><text:s text:c="4"/>def _make_layer(self, out_channels, blocks, stride):</text:p>
      <text:p text:style-name="P55"><text:s text:c="8"/>strides = [stride] + [1]*(blocks-1)</text:p>
      <text:p text:style-name="P55"><text:s text:c="8"/>layers = []</text:p>
      <text:p text:style-name="P55"><text:s text:c="8"/>for stride in strides:</text:p>
      <text:p text:style-name="P55"><text:s text:c="12"/>layers.append(ResidualBlock(self.in_channels, out_channels, stride))</text:p>
      <text:p text:style-name="P55"><text:s text:c="12"/>self.in_channels = out_channels</text:p>
      <text:p text:style-name="P55"><text:s text:c="8"/>return nn.Sequential(*layers)</text:p>
      <text:p text:style-name="P55"><text:s text:c="4"/></text:p>
      <text:p text:style-name="P55"><text:s text:c="4"/>def forward(self, x):</text:p>
      <text:p text:style-name="P55"><text:s text:c="8"/>x = F.relu(self.bn1(self.conv1(x)))</text:p>
      <text:p text:style-name="P55"><text:s text:c="8"/>x = self.layer1(x)</text:p>
      <text:p text:style-name="P55"><text:s text:c="8"/>x = self.layer2(x)</text:p>
      <text:p text:style-name="P55"><text:s text:c="8"/>x = self.layer3(x)</text:p>
      <text:p text:style-name="P55"><text:s text:c="8"/>x = self.avgpool(x)</text:p>
      <text:p text:style-name="P55"><text:s text:c="8"/>x = x.view(x.size(0), -1)</text:p>
      <text:p text:style-name="P55"><text:s text:c="8"/>return self.fc(x)</text:p>
      <text:p text:style-name="P53">“</text:p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menlo" svg:font-family="menlo, consolas, 'DejaVu Sans Mono', monospace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3.5cm" fo:margin-bottom="2.499cm" fo:margin-left="3.5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>Pré projeto academico formatado ABNT</dc:title>
    <dc:description>autor: Edney Rossi</dc:description>
    <dc:subject>Pré-projeto academico, para metologia de pesquisa cientifica formatado segundo normas da ABNT</dc:subject>
    <meta:creation-date>2025-12-10T17:12:30.093994700</meta:creation-date>
    <meta:keyword>Pré-projeto</meta:keyword>
    <meta:keyword>projeto</meta:keyword>
    <meta:keyword>academico</meta:keyword>
    <meta:keyword>metologia</meta:keyword>
    <meta:keyword>pesquisa</meta:keyword>
    <meta:keyword>cientifica</meta:keyword>
    <meta:keyword>formatado</meta:keyword>
    <meta:keyword>norma</meta:keyword>
    <meta:keyword>ABNT</meta:keyword>
    <meta:editing-cycles>28</meta:editing-cycles>
    <meta:editing-duration>P1DT13H29M55S</meta:editing-duration>
    <dc:date>2025-12-17T10:58:12.151708400</dc:date>
    <meta:document-statistic meta:table-count="0" meta:image-count="0" meta:object-count="0" meta:page-count="14" meta:paragraph-count="344" meta:word-count="2332" meta:character-count="19146" meta:non-whitespace-character-count="15721"/>
    <meta:user-defined meta:name="Informações 2"/>
    <meta:user-defined meta:name="Informações 3"/>
    <meta:user-defined meta:name="Informações 4"/>
    <meta:user-defined meta:name="License">&lt;a href="http://templates.services.openoffice.org/bsd-license"&gt;BSD&lt;/a&gt;</meta:user-defined>
  </office:meta>
</office:document-meta>
</file>